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0_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6 December 1853</text:p>
      <text:p text:style-name="P2">Month<text:tab/><text:tab/><text:tab/><text:tab/><text:tab/><text:tab/>December</text:p>
      <text:p text:style-name="P2">Year<text:tab/><text:tab/><text:tab/><text:tab/><text:tab/><text:tab/>185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31 New St/</text:p>
      <text:p text:style-name="P4"><text:span text:style-name="T1">Philadelphia 16</text:span><text:span text:style-name="T2">th</text:span><text:span text:style-name="T1"> December 1853/</text:span></text:p>
      <text:p text:style-name="P2">Dear Madam/</text:p>
      <text:p text:style-name="P2"><text:tab/>I have been thinking over the query which/ you put to me yesterday morning and as you ap/=peared little satisfied with my answer, which I/ could not just at that moment elucidate, I/ referred [crossed-out: to the writing to the writings of our Rabbis]/ and [?] whether they would come to my help throw some light/ on the subject] to our authorities/ to get some light on the subject, and in the work of R. Isaac Arama/ I met an explanation [crossed-out: as true as it is] which is as [crossed-out: constant] ingenious as it is philosophical./ <text:s/>It would take me too long to repeat verbatim what/ is there stated; I shall therefore give you an epitome/ of the same in my own simple language./</text:p>
      <text:p text:style-name="P2">The Mishna says that by [crossed-out: uplaying] giving forth different com-/mands for creating the world, the Almighty/ showed how heavy is the sin the wicked who pervert/ its [?], and how great the most of the righteous/ who uphold [crossed-out: the perfection] the dignity of that work which <text:soft-page-break/>[crossed-out: next were] (humanly speaking)/ casts the Lord so much labour [crossed-out: to the Lord]. <text:s/>By this a truth/ on which his moral existence [crossed-out: of man] depend, has been/ conveyed of [crossed-out: his word] the [?]--namely--his freedom of action./</text:p>
      <text:p text:style-name="P2"/>
      <text:p text:style-name="P2">[Page 2]</text:p>
      <text:p text:style-name="P2">It was of course [?] to the Almighty to create the world/ in an instant as in the time recorded in Holy Writ but then the result/ would have been that as nothing in nature could claim/ precedence, the laws of “cause and effect” as we now see/ them, could not exist. <text:s/>All under the sun would depend/ upon constant miracles and not upon those laws fixed from/ the beginning. <text:s/>Now, if such constant miracles were [crossed-out: compressed] felt by/ the wicked man as well as the righteous, the former/ might be hardened in his iniquity, if they excluded him/ then he would by force become good, for what he expects/ to receive, and freedom of action would be nullified./</text:p>
      <text:p text:style-name="P2">But as it is now [crossed-out: is] nature by its gradual development/ through “cause and effect” as it is perceptible in the bible,/ follows the laws imposed by the Creator, and though it/ spreads its influence indiscriminately, it does not/ work incessant miracles, which would either mislead/ the wicked, who might [?] they were received in/ his favour, or compel every one to be righteous/ on account of the benefits it would accrue,/ rendering thereby the freedom of action negatory./ <text:s/>Nevertheless He who has established those laws/ can invert them to punish or reward and conse/quently the wicked who do not [crossed-out: mount upwards] devote themselves/ from that long chain of “cause and effect” to the/ original cause, and who do not perceive from/ the order of creation, that their temporary prosperity/ is not the effect of their iniquity but of certain/</text:p>
      <text:p text:style-name="P2"/>
      <text:p text:style-name="P2">[Page 3]</text:p>
      <text:p text:style-name="P2">laws, what might be used against them by/ their eternal Author, are in the words of the/ Mishna liable to great punishment the like manner on/ the other hand the righteous who by studying the/ order of nature, ascend with their mind to its/ supreme maker, and who, through this might/ argue that the committal of sin could not/ altogether withdraw from them the benefits/ [crossed-out: of the laws of nature] which nature bestows, still for the love they/ bear to God abstain from crime, are deserving/ of a large recompense./</text:p>
      <text:p text:style-name="P2">I give it to you as I have found it, but it/ must be confessed that the question is rather/ too abstruse to be easily solved./</text:p>
      <text:p text:style-name="P2"><text:tab/>Yours respectfully/</text:p>
      <text:p text:style-name="P2"><text:tab/>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0T13:10:11</meta:creation-date>
    <dc:date>2011-12-12T11:12:31.09</dc:date>
    <dc:language>en-US</dc:language>
    <meta:editing-cycles>3</meta:editing-cycles>
    <meta:editing-duration>PT00H02M26S</meta:editing-duration>
    <meta:document-statistic meta:table-count="0" meta:image-count="0" meta:object-count="0" meta:page-count="3" meta:paragraph-count="74" meta:word-count="784" meta:character-count="4813"/>
    <dc:creator>Penn Libraries</dc:creator>
    <meta:user-defined meta:name="Info 1"/>
    <meta:user-defined meta:name="Info 2"/>
    <meta:user-defined meta:name="Info 3"/>
    <meta:user-defined meta:name="Info 4"/>
  </office:meta>
</office:document-meta>
</file>